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36cm" fo:margin-left="0cm" fo:margin-top="0cm" fo:margin-bottom="0cm" table:align="left" style:writing-mode="lr-tb"/>
    </style:style>
    <style:style style:name="Tabla1.A" style:family="table-column">
      <style:table-column-properties style:column-width="7.269cm"/>
    </style:style>
    <style:style style:name="Tabla1.B" style:family="table-column">
      <style:table-column-properties style:column-width="7.867cm"/>
    </style:style>
    <style:style style:name="Tabla1.1" style:family="table-row">
      <style:table-row-properties style:min-row-height="1.406cm" fo:keep-together="auto"/>
    </style:style>
    <style:style style:name="Tabla1.A1" style:family="table-cell">
      <style:table-cell-properties style:vertical-align="middle" fo:background-color="#4444cc" fo:padding-left="0.085cm" fo:padding-right="0.111cm" fo:padding-top="0.111cm" fo:padding-bottom="0.111cm" fo:border-left="1.5pt solid #000001" fo:border-right="1.5pt solid #000001" fo:border-top="1.5pt solid #000001" fo:border-bottom="1.5pt solid #0000cc">
        <style:background-image/>
      </style:table-cell-properties>
    </style:style>
    <style:style style:name="Tabla1.2" style:family="table-row">
      <style:table-row-properties style:min-row-height="1.693cm" fo:keep-together="auto"/>
    </style:style>
    <style:style style:name="Tabla1.A2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B2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3" style:family="table-row">
      <style:table-row-properties style:min-row-height="1.887cm" fo:keep-together="auto"/>
    </style:style>
    <style:style style:name="Tabla1.A3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B3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4" style:family="table-row">
      <style:table-row-properties style:min-row-height="0.014cm" fo:keep-together="auto"/>
    </style:style>
    <style:style style:name="Tabla1.A4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B4" style:family="table-cell">
      <style:table-cell-properties fo:background-color="#ffffff" fo:padding-left="0.194cm" fo:padding-right="0.22cm" fo:padding-top="0.22cm" fo:padding-bottom="0.22cm" fo:border="1.5pt solid #0000cc">
        <style:background-image/>
      </style:table-cell-properties>
    </style:style>
    <style:style style:name="Tabla1.A5" style:family="table-cell">
      <style:table-cell-properties fo:background-color="#ffffff" fo:padding-left="0.194cm" fo:padding-right="0.22cm" fo:padding-top="0.22cm" fo:padding-bottom="0.22cm" fo:border-left="1.5pt solid #0000cc" fo:border-right="1.5pt solid #0000cc" fo:border-top="none" fo:border-bottom="1.5pt solid #0000cc">
        <style:background-image/>
      </style:table-cell-properties>
    </style:style>
    <style:style style:name="Tabla1.B5" style:family="table-cell">
      <style:table-cell-properties fo:background-color="#ffffff" fo:padding-left="0.194cm" fo:padding-right="0.22cm" fo:padding-top="0.22cm" fo:padding-bottom="0.22cm" fo:border-left="1.5pt solid #0000cc" fo:border-right="1.5pt solid #0000cc" fo:border-top="none" fo:border-bottom="1.5pt solid #0000cc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59edc" officeooo:paragraph-rsid="00159edc"/>
    </style:style>
    <style:style style:name="P2" style:family="paragraph" style:parent-style-name="Standard">
      <style:text-properties officeooo:rsid="00159edc" officeooo:paragraph-rsid="00159edc"/>
    </style:style>
    <style:style style:name="P3" style:family="paragraph" style:parent-style-name="Standard">
      <style:text-properties fo:font-size="14pt" fo:font-weight="bold" officeooo:rsid="00159edc" officeooo:paragraph-rsid="00159edc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aed38" officeooo:paragraph-rsid="001aed38" fo:background-color="#ffff00"/>
    </style:style>
    <style:style style:name="P5" style:family="paragraph" style:parent-style-name="Standard">
      <style:text-properties officeooo:rsid="001b32d1" officeooo:paragraph-rsid="001b32d1" fo:background-color="#ffff00"/>
    </style:style>
    <style:style style:name="P6" style:family="paragraph" style:parent-style-name="Standard">
      <style:text-properties officeooo:rsid="0019df0c" officeooo:paragraph-rsid="0019df0c" fo:background-color="transparent"/>
    </style:style>
    <style:style style:name="P7" style:family="paragraph" style:parent-style-name="Standard">
      <style:text-properties officeooo:rsid="001aed38" officeooo:paragraph-rsid="001aed38" fo:background-color="transparent"/>
    </style:style>
    <style:style style:name="P8" style:family="paragraph" style:parent-style-name="Standard">
      <style:text-properties officeooo:rsid="001b32d1" officeooo:paragraph-rsid="001b32d1" fo:background-color="transparent"/>
    </style:style>
    <style:style style:name="P9" style:family="paragraph" style:parent-style-name="Standard">
      <style:text-properties officeooo:rsid="001c8257" officeooo:paragraph-rsid="001c8257" fo:background-color="transparent"/>
    </style:style>
    <style:style style:name="P10" style:family="paragraph" style:parent-style-name="Standard">
      <style:text-properties officeooo:rsid="001c8257" officeooo:paragraph-rsid="001da70d" fo:background-color="transparent"/>
    </style:style>
    <style:style style:name="P11" style:family="paragraph" style:parent-style-name="Standard">
      <style:text-properties officeooo:rsid="001da70d" officeooo:paragraph-rsid="001da70d" fo:background-color="transparent"/>
    </style:style>
    <style:style style:name="P12" style:family="paragraph" style:parent-style-name="Standard">
      <style:text-properties officeooo:rsid="001f923a" officeooo:paragraph-rsid="001f923a" fo:background-color="transparent"/>
    </style:style>
    <style:style style:name="P13" style:family="paragraph" style:parent-style-name="Standard">
      <style:paragraph-properties fo:line-height="100%"/>
      <style:text-properties officeooo:rsid="001f923a" officeooo:paragraph-rsid="001f923a" fo:background-color="transparent"/>
    </style:style>
    <style:style style:name="P14" style:family="paragraph" style:parent-style-name="Standard">
      <style:paragraph-properties fo:line-height="150%" fo:text-align="start" style:justify-single-word="false"/>
      <style:text-properties officeooo:rsid="0020c782" officeooo:paragraph-rsid="0020c782" fo:background-color="transparent"/>
    </style:style>
    <style:style style:name="P15" style:family="paragraph" style:parent-style-name="Standard">
      <style:paragraph-properties fo:line-height="150%" fo:text-align="start" style:justify-single-word="false"/>
      <style:text-properties officeooo:rsid="00211397" officeooo:paragraph-rsid="0020c782" fo:background-color="transparent"/>
    </style:style>
    <style:style style:name="P16" style:family="paragraph" style:parent-style-name="Standard">
      <style:paragraph-properties fo:line-height="150%" fo:text-align="start" style:justify-single-word="false"/>
      <style:text-properties officeooo:rsid="00211397" officeooo:paragraph-rsid="00211397" fo:background-color="transparent"/>
    </style:style>
    <style:style style:name="P17" style:family="paragraph" style:parent-style-name="Standard">
      <style:paragraph-properties fo:line-height="150%" fo:text-align="start" style:justify-single-word="false"/>
      <style:text-properties officeooo:rsid="0021d53b" officeooo:paragraph-rsid="0021d53b" fo:background-color="transparent"/>
    </style:style>
    <style:style style:name="P18" style:family="paragraph" style:parent-style-name="Standard">
      <style:paragraph-properties fo:line-height="150%" fo:text-align="start" style:justify-single-word="false"/>
      <style:text-properties officeooo:rsid="0021d53b" officeooo:paragraph-rsid="002248a3" fo:background-color="transparent"/>
    </style:style>
    <style:style style:name="P19" style:family="paragraph" style:parent-style-name="Standard">
      <style:paragraph-properties fo:line-height="150%" fo:text-align="start" style:justify-single-word="false"/>
      <style:text-properties officeooo:rsid="0021d53b" officeooo:paragraph-rsid="00234b59" fo:background-color="transparent"/>
    </style:style>
    <style:style style:name="P20" style:family="paragraph" style:parent-style-name="Standard">
      <style:paragraph-properties fo:line-height="100%" fo:text-align="start" style:justify-single-word="false"/>
      <style:text-properties officeooo:rsid="0021d53b" officeooo:paragraph-rsid="0021d53b" fo:background-color="transparent"/>
    </style:style>
    <style:style style:name="P21" style:family="paragraph" style:parent-style-name="Standard">
      <style:paragraph-properties fo:line-height="100%" fo:text-align="start" style:justify-single-word="false"/>
      <style:text-properties officeooo:rsid="0021d53b" officeooo:paragraph-rsid="00234b59" fo:background-color="transparent"/>
    </style:style>
    <style:style style:name="P22" style:family="paragraph" style:parent-style-name="Standard">
      <style:paragraph-properties fo:line-height="150%" fo:text-align="start" style:justify-single-word="false"/>
      <style:text-properties officeooo:rsid="002248a3" officeooo:paragraph-rsid="002248a3" fo:background-color="transparent"/>
    </style:style>
    <style:style style:name="P23" style:family="paragraph" style:parent-style-name="Standard">
      <style:paragraph-properties fo:line-height="150%" fo:text-align="start" style:justify-single-word="false"/>
      <style:text-properties officeooo:rsid="0027cfc5" officeooo:paragraph-rsid="0027cfc5" fo:background-color="transparent"/>
    </style:style>
    <style:style style:name="P24" style:family="paragraph" style:parent-style-name="Standard">
      <style:paragraph-properties fo:line-height="150%" fo:text-align="start" style:justify-single-word="false"/>
      <style:text-properties officeooo:rsid="0029ca9f" officeooo:paragraph-rsid="0029ca9f" fo:background-color="transparent"/>
    </style:style>
    <style:style style:name="P25" style:family="paragraph" style:parent-style-name="Standard">
      <style:paragraph-properties fo:line-height="150%" fo:text-align="start" style:justify-single-word="false"/>
      <style:text-properties officeooo:rsid="0029ca9f" officeooo:paragraph-rsid="002be8e4" fo:background-color="transparent"/>
    </style:style>
    <style:style style:name="P26" style:family="paragraph" style:parent-style-name="Standard">
      <style:paragraph-properties fo:line-height="150%" fo:text-align="start" style:justify-single-word="false"/>
      <style:text-properties officeooo:rsid="002b879a" officeooo:paragraph-rsid="002b879a" fo:background-color="transparent"/>
    </style:style>
    <style:style style:name="P27" style:family="paragraph" style:parent-style-name="Standard">
      <style:paragraph-properties fo:line-height="150%" fo:text-align="start" style:justify-single-word="false"/>
      <style:text-properties officeooo:rsid="000bfc37" officeooo:paragraph-rsid="002be8e4" fo:background-color="transparent"/>
    </style:style>
    <style:style style:name="P28" style:family="paragraph" style:parent-style-name="Standard">
      <style:paragraph-properties fo:line-height="150%" fo:text-align="start" style:justify-single-word="false"/>
      <style:text-properties officeooo:rsid="002cd52a" officeooo:paragraph-rsid="002cd52a" fo:background-color="transparent"/>
    </style:style>
    <style:style style:name="P29" style:family="paragraph" style:parent-style-name="Standard">
      <style:paragraph-properties fo:line-height="150%" fo:text-align="start" style:justify-single-word="false"/>
      <style:text-properties officeooo:rsid="002eb6cb" officeooo:paragraph-rsid="002eb6cb" fo:background-color="transparent"/>
    </style:style>
    <style:style style:name="P30" style:family="paragraph" style:parent-style-name="Standard">
      <style:paragraph-properties fo:line-height="150%" fo:text-align="start" style:justify-single-word="false"/>
      <style:text-properties officeooo:rsid="002f0414" officeooo:paragraph-rsid="002eb6cb" fo:background-color="transparent"/>
    </style:style>
    <style:style style:name="P31" style:family="paragraph" style:parent-style-name="Standard">
      <style:paragraph-properties fo:line-height="150%" fo:text-align="start" style:justify-single-word="false"/>
      <style:text-properties officeooo:rsid="00311c19" officeooo:paragraph-rsid="00311c19" fo:background-color="transparent"/>
    </style:style>
    <style:style style:name="P32" style:family="paragraph" style:parent-style-name="Standard">
      <style:paragraph-properties fo:line-height="150%" fo:text-align="start" style:justify-single-word="false"/>
      <style:text-properties officeooo:rsid="00328fb9" officeooo:paragraph-rsid="00328fb9" fo:background-color="transparent"/>
    </style:style>
    <style:style style:name="P33" style:family="paragraph" style:parent-style-name="Standard">
      <style:paragraph-properties fo:line-height="150%" fo:text-align="start" style:justify-single-word="false"/>
      <style:text-properties officeooo:rsid="00375460" officeooo:paragraph-rsid="00375460" fo:background-color="transparent"/>
    </style:style>
    <style:style style:name="P34" style:family="paragraph" style:parent-style-name="Standard">
      <style:paragraph-properties fo:line-height="150%" fo:text-align="start" style:justify-single-word="false"/>
      <style:text-properties officeooo:rsid="003879e6" officeooo:paragraph-rsid="003879e6" fo:background-color="transparent"/>
    </style:style>
    <style:style style:name="P35" style:family="paragraph" style:parent-style-name="Standard">
      <style:paragraph-properties fo:line-height="150%" fo:text-align="start" style:justify-single-word="false"/>
      <style:text-properties officeooo:rsid="0039ab4e" officeooo:paragraph-rsid="0039ab4e" fo:background-color="transparent"/>
    </style:style>
    <style:style style:name="P36" style:family="paragraph" style:parent-style-name="Standard">
      <style:paragraph-properties fo:line-height="150%" fo:text-align="start" style:justify-single-word="false"/>
      <style:text-properties officeooo:rsid="0040346b" officeooo:paragraph-rsid="0040346b" fo:background-color="transparent"/>
    </style:style>
    <style:style style:name="P37" style:family="paragraph" style:parent-style-name="Standard">
      <style:paragraph-properties fo:line-height="150%" fo:text-align="start" style:justify-single-word="false"/>
      <style:text-properties officeooo:rsid="0045978e" officeooo:paragraph-rsid="0045978e" fo:background-color="transparent"/>
    </style:style>
    <style:style style:name="P38" style:family="paragraph" style:parent-style-name="Standard">
      <style:paragraph-properties fo:line-height="150%" fo:text-align="start" style:justify-single-word="false"/>
      <style:text-properties officeooo:rsid="0045978e" officeooo:paragraph-rsid="00527018" fo:background-color="transparent"/>
    </style:style>
    <style:style style:name="P39" style:family="paragraph" style:parent-style-name="Standard">
      <style:paragraph-properties fo:line-height="150%" fo:text-align="start" style:justify-single-word="false"/>
      <style:text-properties officeooo:rsid="00527018" officeooo:paragraph-rsid="00527018" fo:background-color="transparent"/>
    </style:style>
    <style:style style:name="P40" style:family="paragraph" style:parent-style-name="Standard">
      <style:paragraph-properties fo:line-height="150%" fo:text-align="start" style:justify-single-word="false"/>
      <style:text-properties officeooo:rsid="00552500" officeooo:paragraph-rsid="00552500" fo:background-color="transparent"/>
    </style:style>
    <style:style style:name="P41" style:family="paragraph" style:parent-style-name="Standard">
      <style:paragraph-properties fo:line-height="150%" fo:text-align="start" style:justify-single-word="false"/>
      <style:text-properties officeooo:rsid="0055f48e" officeooo:paragraph-rsid="00552500" fo:background-color="transparent"/>
    </style:style>
    <style:style style:name="P42" style:family="paragraph" style:parent-style-name="Standard">
      <style:paragraph-properties fo:line-height="150%" fo:text-align="start" style:justify-single-word="false"/>
      <style:text-properties officeooo:rsid="0059da75" officeooo:paragraph-rsid="0059da75" fo:background-color="transparent"/>
    </style:style>
    <style:style style:name="P43" style:family="paragraph" style:parent-style-name="Standard">
      <style:paragraph-properties fo:line-height="150%" fo:text-align="start" style:justify-single-word="false"/>
      <style:text-properties fo:font-weight="bold" officeooo:rsid="00311c19" officeooo:paragraph-rsid="00311c19" fo:background-color="transparent" style:font-weight-asian="bold" style:font-weight-complex="bold"/>
    </style:style>
    <style:style style:name="P44" style:family="paragraph" style:parent-style-name="Standard">
      <style:paragraph-properties fo:line-height="150%" fo:text-align="start" style:justify-single-word="false"/>
      <style:text-properties fo:font-weight="bold" officeooo:rsid="0040346b" officeooo:paragraph-rsid="0040346b" fo:background-color="transparent" style:font-weight-asian="bold" style:font-weight-complex="bold"/>
    </style:style>
    <style:style style:name="P45" style:family="paragraph" style:parent-style-name="Standard">
      <style:paragraph-properties fo:line-height="150%" fo:text-align="start" style:justify-single-word="false"/>
      <style:text-properties fo:font-weight="bold" officeooo:rsid="0045978e" officeooo:paragraph-rsid="0045978e" fo:background-color="transparent" style:font-weight-asian="bold" style:font-weight-complex="bold"/>
    </style:style>
    <style:style style:name="P46" style:family="paragraph" style:parent-style-name="Standard">
      <style:paragraph-properties fo:line-height="150%" fo:text-align="start" style:justify-single-word="false"/>
      <style:text-properties fo:font-weight="bold" officeooo:rsid="003879e6" officeooo:paragraph-rsid="003879e6" fo:background-color="transparent" style:font-weight-asian="bold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fo:font-weight="bold" officeooo:rsid="00527018" officeooo:paragraph-rsid="00527018" fo:background-color="transparent" style:font-weight-asian="bold" style:font-weight-complex="bold"/>
    </style:style>
    <style:style style:name="P48" style:family="paragraph" style:parent-style-name="Standard">
      <style:paragraph-properties fo:line-height="150%" fo:text-align="start" style:justify-single-word="false"/>
      <style:text-properties fo:font-weight="bold" officeooo:rsid="00552500" officeooo:paragraph-rsid="00552500" fo:background-color="transparent" style:font-weight-asian="bold" style:font-weight-complex="bold"/>
    </style:style>
    <style:style style:name="P49" style:family="paragraph" style:parent-style-name="Standard">
      <style:paragraph-properties fo:line-height="150%" fo:text-align="start" style:justify-single-word="false"/>
      <style:text-properties fo:font-weight="bold" officeooo:rsid="0054f757" officeooo:paragraph-rsid="00527018" fo:background-color="transparent" style:font-weight-asian="bold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fo:font-weight="bold" officeooo:rsid="0059da75" officeooo:paragraph-rsid="0059da75" fo:background-color="transparent" style:font-weight-asian="bold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be8e4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be8e4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0bfc37" officeooo:paragraph-rsid="002be8e4"/>
    </style:style>
    <style:style style:name="P54" style:family="paragraph" style:parent-style-name="Standard" style:list-style-name="L1">
      <style:text-properties officeooo:rsid="00159edc" officeooo:paragraph-rsid="00159edc"/>
    </style:style>
    <style:style style:name="P55" style:family="paragraph" style:parent-style-name="Standard" style:list-style-name="L1">
      <style:text-properties officeooo:rsid="0017223b" officeooo:paragraph-rsid="0017223b"/>
    </style:style>
    <style:style style:name="P56" style:family="paragraph" style:parent-style-name="Standard" style:list-style-name="L1">
      <style:text-properties officeooo:rsid="00181723" officeooo:paragraph-rsid="00181723"/>
    </style:style>
    <style:style style:name="P57" style:family="paragraph" style:parent-style-name="Standard" style:list-style-name="L1">
      <style:text-properties officeooo:rsid="0019df0c" officeooo:paragraph-rsid="0019df0c" fo:background-color="#ffff00"/>
    </style:style>
    <style:style style:name="P58" style:family="paragraph" style:parent-style-name="Standard" style:list-style-name="L3">
      <style:text-properties officeooo:rsid="001da70d" officeooo:paragraph-rsid="001da70d" fo:background-color="#ffff00"/>
    </style:style>
    <style:style style:name="P59" style:family="paragraph" style:parent-style-name="Standard" style:list-style-name="L2">
      <style:text-properties officeooo:rsid="001c8257" officeooo:paragraph-rsid="001c8257" fo:background-color="transparent"/>
    </style:style>
    <style:style style:name="P60" style:family="paragraph" style:parent-style-name="Standard" style:list-style-name="L3">
      <style:text-properties officeooo:rsid="001da70d" officeooo:paragraph-rsid="001da70d" fo:background-color="transparent"/>
    </style:style>
    <style:style style:name="P61" style:family="paragraph" style:parent-style-name="Standard" style:list-style-name="L4">
      <style:paragraph-properties fo:line-height="150%"/>
      <style:text-properties officeooo:rsid="0020c782" officeooo:paragraph-rsid="0020c782" fo:background-color="transparent"/>
    </style:style>
    <style:style style:name="P62" style:family="paragraph" style:parent-style-name="Standard" style:list-style-name="L4">
      <style:paragraph-properties fo:line-height="150%" fo:text-align="start" style:justify-single-word="false"/>
      <style:text-properties officeooo:rsid="0020c782" officeooo:paragraph-rsid="0020c782" fo:background-color="transparent"/>
    </style:style>
    <style:style style:name="P63" style:family="paragraph" style:parent-style-name="Standard" style:list-style-name="L5">
      <style:paragraph-properties fo:line-height="150%" fo:text-align="start" style:justify-single-word="false"/>
      <style:text-properties officeooo:rsid="002b879a" officeooo:paragraph-rsid="002b879a" fo:background-color="transparent"/>
    </style:style>
    <style:style style:name="P64" style:family="paragraph" style:parent-style-name="Standard" style:list-style-name="L6">
      <style:paragraph-properties fo:line-height="150%" fo:text-align="start" style:justify-single-word="false"/>
      <style:text-properties officeooo:rsid="00311c19" officeooo:paragraph-rsid="00311c19" fo:background-color="transparent"/>
    </style:style>
    <style:style style:name="P65" style:family="paragraph" style:parent-style-name="Standard" style:list-style-name="L7">
      <style:paragraph-properties fo:line-height="150%" fo:text-align="start" style:justify-single-word="false"/>
      <style:text-properties officeooo:rsid="00311c19" officeooo:paragraph-rsid="00311c19" fo:background-color="transparent"/>
    </style:style>
    <style:style style:name="P66" style:family="paragraph" style:parent-style-name="Standard" style:list-style-name="L8">
      <style:paragraph-properties fo:line-height="150%" fo:text-align="start" style:justify-single-word="false"/>
      <style:text-properties officeooo:rsid="00328fb9" officeooo:paragraph-rsid="00328fb9" fo:background-color="transparent"/>
    </style:style>
    <style:style style:name="P67" style:family="paragraph" style:parent-style-name="Standard" style:list-style-name="L9">
      <style:paragraph-properties fo:line-height="150%" fo:text-align="start" style:justify-single-word="false"/>
      <style:text-properties officeooo:rsid="00328fb9" officeooo:paragraph-rsid="00328fb9" fo:background-color="transparent"/>
    </style:style>
    <style:style style:name="P68" style:family="paragraph" style:parent-style-name="Standard" style:list-style-name="L10">
      <style:paragraph-properties fo:line-height="150%" fo:text-align="start" style:justify-single-word="false"/>
      <style:text-properties officeooo:rsid="0039ab4e" officeooo:paragraph-rsid="0039ab4e" fo:background-color="transparent"/>
    </style:style>
    <style:style style:name="P69" style:family="paragraph" style:parent-style-name="Standard" style:list-style-name="L3">
      <style:text-properties officeooo:rsid="001da70d" officeooo:paragraph-rsid="001da70d"/>
    </style:style>
    <style:style style:name="P70" style:family="paragraph" style:parent-style-name="Standard" style:list-style-name="L4">
      <style:paragraph-properties fo:line-height="150%"/>
      <style:text-properties officeooo:rsid="0020c782" officeooo:paragraph-rsid="0020c782"/>
    </style:style>
    <style:style style:name="P71" style:family="paragraph" style:parent-style-name="Standard" style:list-style-name="L10">
      <style:paragraph-properties fo:line-height="150%" fo:text-align="start" style:justify-single-word="false"/>
      <style:text-properties style:text-underline-style="solid" style:text-underline-width="auto" style:text-underline-color="font-color" officeooo:rsid="0039ab4e" officeooo:paragraph-rsid="0039ab4e" fo:background-color="transparent"/>
    </style:style>
    <style:style style:name="P72" style:family="paragraph" style:parent-style-name="Standard" style:list-style-name="L10">
      <style:paragraph-properties fo:line-height="150%" fo:text-align="start" style:justify-single-word="false"/>
      <style:text-properties style:text-underline-style="solid" style:text-underline-width="auto" style:text-underline-color="font-color" officeooo:rsid="003b7b40" officeooo:paragraph-rsid="003b7b40" fo:background-color="transparent"/>
    </style:style>
    <style:style style:name="P73" style:family="paragraph" style:parent-style-name="Standard" style:list-style-name="L10">
      <style:paragraph-properties fo:line-height="150%" fo:text-align="start" style:justify-single-word="false"/>
      <style:text-properties style:text-underline-style="none" officeooo:rsid="003a8a36" officeooo:paragraph-rsid="003a8a36" fo:background-color="transparent"/>
    </style:style>
    <style:style style:name="P74" style:family="paragraph" style:parent-style-name="Standard" style:list-style-name="L11">
      <style:paragraph-properties fo:line-height="150%" fo:text-align="start" style:justify-single-word="false"/>
      <style:text-properties style:text-underline-style="none" officeooo:rsid="005847cb" officeooo:paragraph-rsid="005847cb" fo:background-color="transparent"/>
    </style:style>
    <style:style style:name="P75" style:family="paragraph" style:parent-style-name="Standard" style:list-style-name="L11">
      <style:paragraph-properties fo:line-height="150%" fo:text-align="start" style:justify-single-word="false"/>
      <style:text-properties officeooo:paragraph-rsid="005847cb"/>
    </style:style>
    <style:style style:name="P76" style:family="paragraph" style:parent-style-name="Standard" style:list-style-name="L11">
      <style:paragraph-properties fo:line-height="150%" fo:text-align="start" style:justify-single-word="false"/>
      <style:text-properties officeooo:paragraph-rsid="00552500"/>
    </style:style>
    <style:style style:name="P77" style:family="paragraph" style:parent-style-name="Standard" style:list-style-name="L12">
      <style:paragraph-properties fo:line-height="150%" fo:text-align="start" style:justify-single-word="false"/>
      <style:text-properties fo:font-size="12pt" fo:font-style="normal" style:text-underline-style="none" fo:font-weight="normal" officeooo:rsid="007fe7e5" officeooo:paragraph-rsid="005b0c5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line-height="150%" fo:text-align="start" style:justify-single-word="false"/>
      <style:text-properties officeooo:rsid="0059da75" officeooo:paragraph-rsid="005b0c55"/>
    </style:style>
    <style:style style:name="P79" style:family="paragraph" style:parent-style-name="Standard" style:list-style-name="L1" style:master-page-name="">
      <loext:graphic-properties draw:fill="none"/>
      <style:paragraph-properties fo:margin-left="1.3cm" fo:margin-right="-0.801cm" fo:text-indent="-0.6cm" style:auto-text-indent="false" style:page-number="auto" fo:background-color="transparent"/>
      <style:text-properties officeooo:rsid="00159edc" officeooo:paragraph-rsid="00159edc"/>
    </style:style>
    <style:style style:name="T1" style:family="text">
      <style:text-properties officeooo:rsid="001722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8a36" style:font-weight-asian="bold" style:font-weight-complex="bold"/>
    </style:style>
    <style:style style:name="T4" style:family="text">
      <style:text-properties fo:font-weight="bold" officeooo:rsid="0055f48e" style:font-weight-asian="bold" style:font-weight-complex="bold"/>
    </style:style>
    <style:style style:name="T5" style:family="text">
      <style:text-properties fo:font-weight="bold" officeooo:rsid="00825604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bold" officeooo:rsid="005847cb" fo:background-color="transparent" loext:char-shading-value="0" style:font-weight-asian="bold" style:font-weight-complex="bold"/>
    </style:style>
    <style:style style:name="T9" style:family="text">
      <style:text-properties officeooo:rsid="0019df0c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c8257" fo:background-color="transparent" loext:char-shading-value="0"/>
    </style:style>
    <style:style style:name="T12" style:family="text">
      <style:text-properties officeooo:rsid="001f923a" fo:background-color="transparent" loext:char-shading-value="0"/>
    </style:style>
    <style:style style:name="T13" style:family="text">
      <style:text-properties officeooo:rsid="005847cb" fo:background-color="transparent" loext:char-shading-value="0"/>
    </style:style>
    <style:style style:name="T14" style:family="text">
      <style:text-properties officeooo:rsid="0020c782"/>
    </style:style>
    <style:style style:name="T15" style:family="text">
      <style:text-properties officeooo:rsid="002248a3"/>
    </style:style>
    <style:style style:name="T16" style:family="text">
      <style:text-properties officeooo:rsid="00234b59"/>
    </style:style>
    <style:style style:name="T17" style:family="text">
      <style:text-properties officeooo:rsid="0025bdae"/>
    </style:style>
    <style:style style:name="T18" style:family="text">
      <style:text-properties officeooo:rsid="0026a11b"/>
    </style:style>
    <style:style style:name="T19" style:family="text">
      <style:text-properties officeooo:rsid="0029ca9f"/>
    </style:style>
    <style:style style:name="T20" style:family="text">
      <style:text-properties officeooo:rsid="002ad7fa"/>
    </style:style>
    <style:style style:name="T21" style:family="text">
      <style:text-properties officeooo:rsid="002b879a"/>
    </style:style>
    <style:style style:name="T22" style:family="text">
      <style:text-properties fo:color="#ffffff" style:font-name="Courier" fo:font-size="8pt" fo:font-weight="bold" style:font-name-asian="Times New Roman1" style:font-size-asian="8pt" style:language-asian="es" style:country-asian="ES" style:font-weight-asian="bold" style:font-name-complex="Arial" style:font-size-complex="8pt" style:font-weight-complex="bold"/>
    </style:style>
    <style:style style:name="T23" style:family="text">
      <style:text-properties fo:color="#ffffff" style:font-name="Courier" fo:font-size="10pt" fo:font-weight="bold" style:font-name-asian="Times New Roman1" style:font-size-asian="10pt" style:language-asian="es" style:country-asian="ES" style:font-weight-asian="bold" style:font-name-complex="Arial" style:font-size-complex="10pt" style:font-weight-complex="bold"/>
    </style:style>
    <style:style style:name="T24" style:family="text">
      <style:text-properties fo:color="#ffffff" style:font-name="Times New Roman" fo:font-size="8pt" style:font-name-asian="Times New Roman1" style:font-size-asian="8pt" style:language-asian="es" style:country-asian="ES" style:font-size-complex="8pt"/>
    </style:style>
    <style:style style:name="T25" style:family="text">
      <style:text-properties fo:color="#ffffff" style:font-name="Times New Roman" fo:font-size="12pt" style:font-name-asian="Times New Roman1" style:font-size-asian="12pt" style:language-asian="es" style:country-asian="ES" style:font-size-complex="12pt"/>
    </style:style>
    <style:style style:name="T26" style:family="text">
      <style:text-properties fo:color="#ffffff" fo:font-size="10pt" style:font-name-asian="Times New Roman1" style:font-size-asian="10pt" style:language-asian="es" style:country-asian="ES" style:font-size-complex="10pt"/>
    </style:style>
    <style:style style:name="T27" style:family="text">
      <style:text-properties fo:color="#ffffff" fo:font-size="10pt" fo:language="de" fo:country="DE" style:font-name-asian="Times New Roman1" style:font-size-asian="10pt" style:language-asian="es" style:country-asian="ES" style:font-size-complex="10pt"/>
    </style:style>
    <style:style style:name="T28" style:family="text">
      <style:text-properties fo:color="#ff0000" fo:font-size="10pt" fo:font-weight="bold" style:font-name-asian="Times New Roman1" style:font-size-asian="10pt" style:language-asian="es" style:country-asian="ES" style:font-weight-asian="bold" style:font-name-complex="Arial" style:font-size-complex="10pt" style:font-weight-complex="bold"/>
    </style:style>
    <style:style style:name="T29" style:family="text">
      <style:text-properties fo:color="#ff0000" fo:font-size="10pt" fo:language="nb" fo:country="NO" fo:font-weight="bold" style:font-name-asian="Times New Roman1" style:font-size-asian="10pt" style:language-asian="es" style:country-asian="ES" style:font-weight-asian="bold" style:font-name-complex="Arial" style:font-size-complex="10pt" style:font-weight-complex="bold"/>
    </style:style>
    <style:style style:name="T30" style:family="text">
      <style:text-properties fo:color="#ff0000" fo:font-size="10pt" fo:language="de" fo:country="DE" style:font-name-asian="Times New Roman1" style:font-size-asian="10pt" style:language-asian="es" style:country-asian="ES" style:font-size-complex="10pt"/>
    </style:style>
    <style:style style:name="T31" style:family="text">
      <style:text-properties officeooo:rsid="002eb6cb"/>
    </style:style>
    <style:style style:name="T32" style:family="text">
      <style:text-properties officeooo:rsid="002f0414"/>
    </style:style>
    <style:style style:name="T33" style:family="text">
      <style:text-properties officeooo:rsid="003a8a36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3a8a36"/>
    </style:style>
    <style:style style:name="T36" style:family="text">
      <style:text-properties style:text-underline-style="none" fo:font-weight="bold" style:font-weight-asian="bold" style:font-weight-complex="bold"/>
    </style:style>
    <style:style style:name="T37" style:family="text">
      <style:text-properties style:text-underline-style="none" fo:font-weight="bold" officeooo:rsid="003a8a36" style:font-weight-asian="bold" style:font-weight-complex="bold"/>
    </style:style>
    <style:style style:name="T38" style:family="text">
      <style:text-properties style:text-underline-style="none" fo:font-weight="bold" officeooo:rsid="003cde86" style:font-weight-asian="bold" style:font-weight-complex="bold"/>
    </style:style>
    <style:style style:name="T39" style:family="text">
      <style:text-properties officeooo:rsid="0040346b"/>
    </style:style>
    <style:style style:name="T40" style:family="text">
      <style:text-properties officeooo:rsid="004f2623"/>
    </style:style>
    <style:style style:name="T41" style:family="text">
      <style:text-properties officeooo:rsid="00527018"/>
    </style:style>
    <style:style style:name="T42" style:family="text">
      <style:text-properties officeooo:rsid="0053d8bf"/>
    </style:style>
    <style:style style:name="T43" style:family="text">
      <style:text-properties officeooo:rsid="0054f757"/>
    </style:style>
    <style:style style:name="T44" style:family="text">
      <style:text-properties officeooo:rsid="0055f48e"/>
    </style:style>
    <style:style style:name="T45" style:family="text">
      <style:text-properties officeooo:rsid="005847cb"/>
    </style:style>
    <style:style style:name="T46" style:family="text">
      <style:text-properties officeooo:rsid="00825604"/>
    </style:style>
    <style:style style:name="T47" style:family="text">
      <style:text-properties officeooo:rsid="00774a17"/>
    </style:style>
    <style:style style:name="T48" style:family="text">
      <style:text-properties fo:font-size="10.5pt" officeooo:rsid="00774a17" style:font-size-complex="10.5pt"/>
    </style:style>
    <style:style style:name="T49" style:family="text">
      <style:text-properties fo:font-size="10.5pt" fo:font-style="normal" style:text-underline-style="none" fo:font-weight="normal" officeooo:rsid="00774a17" style:font-size-asian="10.5pt" style:font-style-asian="normal" style:font-weight-asian="normal" style:font-size-complex="10.5pt" style:font-style-complex="normal" style:font-weight-complex="normal"/>
    </style:style>
    <style:style style:name="T50" style:family="text">
      <style:text-properties fo:font-size="10.5pt" fo:font-style="normal" style:text-underline-style="none" fo:font-weight="bold" officeooo:rsid="00774a17" style:font-size-asian="10.5pt" style:font-style-asian="normal" style:font-weight-asian="bold" style:font-size-complex="10.5pt" style:font-style-complex="normal" style:font-weight-complex="bold"/>
    </style:style>
    <style:style style:name="T51" style:family="text">
      <style:text-properties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size="12pt" fo:font-style="normal" style:text-underline-style="none" fo:font-weight="normal" officeooo:rsid="00774a17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style:text-underline-style="none" fo:font-weight="normal" officeooo:rsid="005b0c55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style:text-underline-style="none" fo:font-weight="normal" officeooo:rsid="005b0c55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style:text-underline-style="none" fo:font-weight="bold" officeooo:rsid="005b0c55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fo:font-size="12pt" fo:font-style="normal" style:text-underline-style="none" fo:font-weight="bold" officeooo:rsid="00774a17" style:font-size-asian="10.5pt" style:font-style-asian="normal" style:font-weight-asian="bold" style:font-size-complex="12pt" style:font-style-complex="normal" style:font-weight-complex="bold"/>
    </style:style>
    <style:style style:name="T57" style:family="text">
      <style:text-properties fo:font-size="12pt" fo:font-style="normal" style:text-underline-style="none" fo:font-weight="bold" officeooo:rsid="005b0c55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58" style:family="text">
      <style:text-properties style:text-underline-style="solid" style:text-underline-width="auto" style:text-underline-color="font-color" officeooo:rsid="00825604"/>
    </style:style>
    <style:style style:name="T59" style:family="text">
      <style:text-properties fo:font-size="13pt" fo:font-style="normal" style:text-underline-style="none" fo:font-weight="bold" officeooo:rsid="005b0c55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60" style:family="text">
      <style:text-properties fo:font-size="13pt" fo:font-style="normal" style:text-underline-style="none" fo:font-weight="bold" officeooo:rsid="00774a17" style:font-size-asian="13pt" style:font-style-asian="normal" style:font-weight-asian="bold" style:font-size-complex="13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128cm" fo:text-indent="-0.635cm" fo:margin-left="5.1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63cm" fo:text-indent="-0.635cm" fo:margin-left="5.7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98cm" fo:text-indent="-0.635cm" fo:margin-left="6.3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033cm" fo:text-indent="-0.635cm" fo:margin-left="7.0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68cm" fo:text-indent="-0.635cm" fo:margin-left="7.6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303cm" fo:text-indent="-0.635cm" fo:margin-left="8.3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938cm" fo:text-indent="-0.635cm" fo:margin-left="8.9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73cm" fo:text-indent="-0.635cm" fo:margin-left="9.5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208cm" fo:text-indent="-0.635cm" fo:margin-left="10.2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843cm" fo:text-indent="-0.635cm" fo:margin-left="10.843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3.1 Introducción (Cronología)</text:p>
      <text:p text:style-name="P2"/>
      <text:list xml:id="list1021746548902444667" text:style-name="L1">
        <text:list-item>
          <text:p text:style-name="P54"><text:span text:style-name="T6">1993</text:span>: Hypertext Markup Language (HTML) primera versión. Publicada por la IETF(Internet Engineering Task Force: Se encarga de regular propuestas y estándares para internet. Es una asociación sin animo de lucro que se encarga también <text:s/>de gestionar protocolos y comunicaciones ). Es<text:span text:style-name="T1">ta</text:span> primera versión permite el uso de párrafos cabeceras ,saltos de línea, imágenes enlaces y listas de elementos.</text:p>
        </text:list-item>
      </text:list>
      <text:p text:style-name="P2"/>
      <text:list xml:id="list142518291669438" text:continue-numbering="true" text:style-name="L1">
        <text:list-item>
          <text:p text:style-name="P79"><text:span text:style-name="T6">1995</text:span>: HTML 2.0 (publicado por IETF)<text:span text:style-name="T1">Define los elementos INPUT, SELECT y TEXTAREA</text:span></text:p>
          <text:p text:style-name="P54"/>
        </text:list-item>
        <text:list-item>
          <text:p text:style-name="P55"><text:span text:style-name="T6">1997</text:span>: HTML 3.2(publicado como recomendación de W3C) Se añaden las tablas ,atributos de alineación, imágenes de fondo, e incluía scripts y hojas de estilo (CSS), formalizó el uso de colores de fondo , textos y enlaces.</text:p>
          <text:p text:style-name="P55"/>
        </text:list-item>
        <text:list-item>
          <text:p text:style-name="P56"><text:span text:style-name="T6">1998</text:span>: HTML 4.0 <text:span text:style-name="T9">(publicado como recomendación de W3C (World Wide Web Consortium) Incorpora el uso de frames y añade las etiquetas DIV y SPAN (Uso de CSS)</text:span></text:p>
          <text:p text:style-name="P56"/>
        </text:list-item>
        <text:list-item>
          <text:p text:style-name="P57"><text:span text:style-name="T2">2000</text:span><text:span text:style-name="T10">: XHTML 1.0 (publicado como recomendación de W3C)</text:span></text:p>
        </text:list-item>
      </text:list>
      <text:p text:style-name="P6"/>
      <text:list xml:id="list142518210648087" text:continue-numbering="true" text:style-name="L1">
        <text:list-item>
          <text:p text:style-name="P57"><text:span text:style-name="T2">2010</text:span><text:span text:style-name="T10">: HTML 5</text:span></text:p>
        </text:list-item>
      </text:list>
      <text:p text:style-name="P7">3.2 Organizaciones desarrolladoras</text:p>
      <text:p text:style-name="P7"><text:tab/>Se encargan de especificar los estándares que regulan los lenguajes de programación:</text:p>
      <text:p text:style-name="P4"><text:span text:style-name="T10"><text:tab/><text:tab/>- </text:span><text:span text:style-name="T7">ISO</text:span><text:span text:style-name="T10"> (International Standard Organization): La organización internacional para la <text:tab/><text:tab/>estandarización es una federaciion de alcance mundial integrado por 130 paises.</text:span></text:p>
      <text:p text:style-name="P7"/>
      <text:p text:style-name="P4"><text:span text:style-name="T10"><text:tab/><text:tab/>- </text:span><text:span text:style-name="T7">W3C </text:span><text:span text:style-name="T10">(Wordl Wide Web Consortium): Es una comunidad internacional donde las <text:tab/><text:tab/>organizaciones trabajan para desarrollar estándares Web. No se trata de una empresa <text:tab/><text:tab/>con fines lucrativos sino de una comunidad formada por varios organismos. Entre los <text:tab/><text:tab/>miembros están : Google, Apple, Microsoft.</text:span></text:p>
      <text:p text:style-name="P7"/>
      <text:p text:style-name="P8">3.3 Entornos WEB</text:p>
      <text:p text:style-name="P8"/>
      <text:p text:style-name="P8"><text:tab/>Los entornos WEB se basan en la explotación de los recursos existentes el la WWW (World </text:p>
      <text:p text:style-name="P8"><text:tab/>Wide Web). Esta red es un conjunto de recursos de información, estructurada en forma de <text:tab/>hipertexto y que se encientra operativo mediante la red internet.</text:p>
      <text:p text:style-name="P8"/>
      <text:p text:style-name="P8"><text:tab/>Para ello , se emplean: </text:p>
      <text:p text:style-name="P8"><text:tab/><text:tab/>-Lenguaje de marcas que permiten manejar la información en forma de hipertexto </text:p>
      <text:p text:style-name="P8"><text:tab/><text:tab/>→ (HTML HyperText Markup Language)</text:p>
      <text:p text:style-name="P8"><text:tab/><text:tab/><text:tab/>-Protocolo HTTP (HyperText Transfer Protocol)</text:p>
      <text:p text:style-name="P5"><text:span text:style-name="T10"><text:tab/></text:span><text:span text:style-name="T11">La estructura de un documento hipertexto:</text:span></text:p>
      <text:p text:style-name="P9"><text:tab/><text:tab/>-Texto simple: Ej. Articulo de opinión.</text:p>
      <text:p text:style-name="P9"><text:tab/><text:tab/>-Imagenes: Ej.Foto</text:p>
      <text:p text:style-name="P4"><text:span text:style-name="T10"><text:tab/><text:tab/>-</text:span><text:span text:style-name="T11">Enlaces a otros elementos:</text:span></text:p>
      <text:list xml:id="list5858329712208056966" text:style-name="L2">
        <text:list-item>
          <text:p text:style-name="P59">Locales: Enlaces a lugares del mismo documento</text:p>
        </text:list-item>
        <text:list-item>
          <text:p text:style-name="P59">Remotos: Enlaces a otros documentos del mismo servidor o de otro distinto.</text:p>
        </text:list-item>
      </text:list>
      <text:p text:style-name="P10"><text:tab/></text:p>
      <text:p text:style-name="P11"/>
      <text:p text:style-name="P11"><text:soft-page-break/><text:tab/>Para acceder a la información en hipertexto, se necesitan:</text:p>
      <text:list xml:id="list6576247312480715172" text:style-name="L3">
        <text:list-item>
          <text:p text:style-name="P58"><text:span text:style-name="T7">Navegador Web</text:span><text:span text:style-name="T10">: Programa que permite acceso a los recursos mediante protocolos y lenguajes de hipertexto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8"><text:span text:style-name="T10">Ej. </text:span><text:a xlink:type="simple" xlink:href="http://www.google.es/" text:style-name="Internet_20_link" text:visited-style-name="Visited_20_Internet_20_Link"><text:span text:style-name="T10">http://www.google.es</text:span></text:a><text:span text:style-name="T10"> htpps://www.marca.es </text:span><text:a xlink:type="simple" xlink:href="ftp://www.recursos.net/" text:style-name="Internet_20_link" text:visited-style-name="Visited_20_Internet_20_Link"><text:span text:style-name="T10">ftp://www.recursos.net</text:span></text:a><text:span text:style-name="T10"> </text:span></text:p>
                                      <text:p text:style-name="P60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<text:span text:style-name="T7">Servidor Web</text:span><text:span text:style-name="T10">: Son ordenadores que atienden a peticiones de otros equipos a través de protocolos de transferencia de información (http, https ftp, etc) </text:span></text:p>
        </text:list-item>
      </text:list>
      <text:p text:style-name="P11"><text:tab/><text:tab/><text:tab/>En los servidores web se almacenan las páginas web que contienen los <text:tab/><text:tab/><text:tab/><text:tab/>recursos a los que se quiere accederdel servidor</text:p>
      <text:p text:style-name="P11"/>
      <text:p text:style-name="P12">3.4 Funcionamiento de un servicio WEB</text:p>
      <text:p text:style-name="P13"><text:tab/>Un servidor we<text:span text:style-name="T40">b </text:span>es un programa que sive para atender y responder a peticiones que realizan <text:tab/>los diferentes clientes mediante el acceso por los navegadores web. Pueden utilizar diversos <text:tab/>protocolos para comunicarse por el servidor (HTTP, HTTPS, FTP, …).</text:p>
      <text:p text:style-name="P13"><text:tab/><text:span text:style-name="T14">Un servidor web tiene un esquema de funcionamiento:</text:span></text:p>
      <text:p text:style-name="P13"/>
      <text:list xml:id="list7694026401459664921" text:style-name="L4">
        <text:list-item>
          <text:p text:style-name="P70"><text:span text:style-name="T12">C</text:span><text:span text:style-name="T10">omprobar si existe alguna petición.</text:span></text:p>
        </text:list-item>
        <text:list-item>
          <text:p text:style-name="P61">Si existe una petición</text:p>
          <text:list>
            <text:list-item>
              <text:p text:style-name="P61">Atiende la petición.</text:p>
            </text:list-item>
            <text:list-item>
              <text:p text:style-name="P61">Buscar el recurso solicitado.</text:p>
            </text:list-item>
            <text:list-item>
              <text:p text:style-name="P61">Respuesta al cliente con el recurso pedido.</text:p>
            </text:list-item>
          </text:list>
        </text:list-item>
        <text:list-item>
          <text:p text:style-name="P62">Volver a 1.</text:p>
        </text:list-item>
      </text:list>
      <text:p text:style-name="P16">3.5 Características de HTML</text:p>
      <text:p text:style-name="P16"><text:tab/>HTML están estandarizado y es multiplataforma.</text:p>
      <text:p text:style-name="P16"><text:tab/>HTML es un estadar internacional mantenido por el w3c (Word Wide Web Consortium)</text:p>
      <text:p text:style-name="P16"><text:tab/>No es un lenguaje de programación en el sentido tradicional (no permite estrucutras de <text:tab/>control de flujo como condicionales, alternativas, etc). Para añadir esta capacidad a HTML <text:s text:c="2"/><text:tab/>se emplean lenguajes de script: javascript.</text:p>
      <text:p text:style-name="P15"><text:tab/>Los ficheros escritos en formato HTML son ficheros de texto plano (ASCII) que se puede <text:tab/>leer con cualquier editor de texto( vim,sublime, notepad...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3.6 Sintaxis de HTML</text:p>
      <text:p text:style-name="P20"><text:tab/>Es un lenguaje basado en etiquetas. Una etiqueta se compone de:</text:p>
      <text:p text:style-name="P17"><text:tab/><text:tab/>- <text:span text:style-name="T15">Una apertura:</text:span></text:p>
      <text:p text:style-name="P18"><text:tab/><text:tab/><text:tab/><text:span text:style-name="T15">&lt;etiqueta&gt;</text:span></text:p>
      <text:p text:style-name="P22"><text:tab/><text:tab/><text:tab/><text:tab/> Apertura de una etiqueta.</text:p>
      <text:p text:style-name="P17"><text:tab/><text:tab/><text:tab/><text:span text:style-name="T15">&lt; etiqueta atributo1=”valor1” atributo2=”valor2”&gt;</text:span></text:p>
      <text:p text:style-name="P20"><text:tab/><text:tab/><text:tab/><text:tab/><text:span text:style-name="T15">Apertura de etiqueta con valores para atributos.</text:span></text:p>
      <text:p text:style-name="P20"><text:tab/><text:tab/><text:tab/><text:tab/><text:span text:style-name="T15">Un atributo es un parámetro que permite definir el comportamiento de <text:tab/><text:tab/><text:tab/><text:tab/><text:tab/>la etiqueta a la que se refiere.</text:span></text:p>
      <text:p text:style-name="P17"><text:tab/><text:tab/>-<text:span text:style-name="T15">Un cierrre:</text:span></text:p>
      <text:p text:style-name="P17"><text:tab/><text:tab/><text:tab/><text:span text:style-name="T15">&lt;/etiqueta&gt;</text:span></text:p>
      <text:p text:style-name="P17"><text:tab/><text:tab/><text:tab/><text:tab/><text:span text:style-name="T15">El cierrre de etiqueta corresponde a una etiqueta previamente abierta</text:span></text:p>
      <text:p text:style-name="P17"><text:tab/><text:tab/><text:tab/><text:span text:style-name="T15">Ej. <text:tab/>&lt;body&gt;</text:span></text:p>
      <text:p text:style-name="P17"><text:tab/><text:tab/><text:tab/><text:tab/>……</text:p>
      <text:p text:style-name="P17"><text:tab/><text:tab/><text:tab/><text:tab/><text:span text:style-name="T15">&lt;/body&gt;</text:span></text:p>
      <text:p text:style-name="P17"><text:tab/><text:span text:style-name="T16">Las etiquetas pueden ser :</text:span></text:p>
      <text:p text:style-name="P17"><text:tab/><text:tab/>-<text:span text:style-name="T16">Vacías: Se utiliza para aplicar un comportamiento que no necesita más información.</text:span></text:p>
      <text:p text:style-name="P19"><text:tab/><text:tab/><text:tab/><text:span text:style-name="T16">&lt;etiqueta&gt; → No tiene etiqueta de cierre.</text:span></text:p>
      <text:p text:style-name="P19"><text:tab/><text:tab/><text:tab/><text:span text:style-name="T16">&lt;etiqueta&gt; ó &lt;etiqueta/&gt;</text:span></text:p>
      <text:p text:style-name="P19"><text:tab/><text:tab/><text:tab/><text:span text:style-name="T16">Ejem. <text:s/>&lt;br&gt;</text:span></text:p>
      <text:p text:style-name="P19"><text:tab/><text:tab/>-<text:span text:style-name="T16">Contenedora: Son etiquetas que contienen apertura y cierre. Todo lo incluido entre <text:tab/><text:tab/>el bloque quedará sujeto al formato indicado en la etiqueta.</text:span></text:p>
      <text:p text:style-name="P21"><text:tab/><text:tab/><text:tab/><text:span text:style-name="T16">&lt;body&gt;</text:span></text:p>
      <text:p text:style-name="P21"><text:tab/><text:tab/><text:tab/><text:tab/><text:span text:style-name="T16">El texto es</text:span></text:p>
      <text:p text:style-name="P21"><text:tab/><text:tab/><text:tab/><text:tab/><text:span text:style-name="T16">&lt;p&gt;</text:span></text:p>
      <text:p text:style-name="P21"><text:tab/><text:tab/><text:tab/><text:tab/><text:tab/><text:span text:style-name="T16">Mi texto</text:span></text:p>
      <text:p text:style-name="P21"><text:tab/><text:tab/><text:tab/><text:tab/><text:span text:style-name="T16">&lt;/p&gt;</text:span></text:p>
      <text:p text:style-name="P21"><text:tab/><text:tab/><text:tab/><text:tab/><text:span text:style-name="T16">&lt;br/&gt;</text:span></text:p>
      <text:p text:style-name="P21"><text:tab/><text:tab/><text:tab/><text:span text:style-name="T16">&lt;/body&gt;</text:span></text:p>
      <text:p text:style-name="P21"/>
      <text:p text:style-name="P21"><text:tab/><text:tab/><text:span text:style-name="T17">Sobre HTML, recordar las <text:s/>siguiente características:</text:span></text:p>
      <text:p text:style-name="P21"><text:tab/><text:tab/><text:tab/>-<text:span text:style-name="T17">Es un lenguaje no sensible a mayúsculas o minúsculas. La sintaxis de las<text:tab/><text:tab/><text:tab/><text:tab/> etiquetas es indiferente.</text:span></text:p>
      <text:p text:style-name="P14"><text:tab/><text:tab/><text:tab/><text:tab/><text:span text:style-name="T17">&lt;body&gt;=&lt;BODY&gt;=&lt;Body&gt;=&lt;bODy&gt;</text:span></text:p>
      <text:p text:style-name="P14"><text:tab/><text:tab/><text:tab/><text:span text:style-name="T17">Es aconsejable acostumbrarse en escribirlas en minúsculas ya que otras <text:tab/><text:tab/><text:tab/><text:tab/>tecnologías que conviven con HTML si son son sensibles a <text:tab/><text:tab/><text:tab/><text:tab/><text:tab/>mayúsculas/minúsculas</text:span></text:p>
      <text:p text:style-name="P14"/>
      <text:p text:style-name="P14"/>
      <text:p text:style-name="P14"><text:soft-page-break/></text:p>
      <text:p text:style-name="P14"><text:tab/>-<text:span text:style-name="T18">Es importante mantener la anidación de etiquetas, teniendo en cuenta que la etiqueta <text:tab/>principal contiene a etiquetas secundarias. Y que al cerrar las etiquetas se realizan los <text:tab/>cierres de las secundarias antes que de las primarias.</text:span></text:p>
      <text:p text:style-name="P23">3.7 Estructura de un documento HTML</text:p>
      <text:p text:style-name="P23"><text:tab/><text:span text:style-name="T19">&lt;html&gt;</text:span></text:p>
      <text:p text:style-name="P23"><text:tab/><text:tab/><text:span text:style-name="T19">&lt;head&gt;</text:span></text:p>
      <text:p text:style-name="P23"><text:tab/><text:tab/><text:span text:style-name="T19">&lt;/head&gt;</text:span></text:p>
      <text:p text:style-name="P23"><text:tab/><text:tab/><text:span text:style-name="T19">&lt;/head&gt;</text:span></text:p>
      <text:p text:style-name="P23"><text:tab/><text:tab/><text:span text:style-name="T19">&lt;body&gt;</text:span></text:p>
      <text:p text:style-name="P23"><text:tab/><text:tab/><text:span text:style-name="T19">&lt;/body&gt;</text:span></text:p>
      <text:p text:style-name="P24"><text:tab/>&lt;/html&gt;</text:p>
      <text:p text:style-name="P24"/>
      <text:p text:style-name="P24"><text:tab/>-HTML: indica que se trata de un documento HTML</text:p>
      <text:p text:style-name="P24"><text:tab/>-HEAD : Incluye la información de carácter general sobre la página. Esta información no se <text:tab/>presenta en la ventana del ordenador. Aquí se incluye: título, autor , enlaces externos , <text:tab/>palabra clave, etc</text:p>
      <text:p text:style-name="P24"><text:tab/>-BODY : Contenido visible de la página <text:s/>web. Esta parte se mostrará en el navegador.</text:p>
      <text:p text:style-name="P24"><text:tab/>-<text:span text:style-name="T20">HTML : Se debe especificar la versión en la que se escribe el documento. Para ello, se hace <text:tab/>referencia al documento que contiene la sintaxis y estructura de los elementos que s eusan <text:tab/>para esta versión. Este documento se llama DTD (Data Type Definition). La DTD determina <text:tab/>el tipo <text:s/>de elementos que contiene el documento.</text:span></text:p>
      <text:p text:style-name="P24"><text:tab/></text:p>
      <text:p text:style-name="P24"><text:tab/><text:span text:style-name="T20">Sintaxis:</text:span></text:p>
      <text:p text:style-name="P24"><text:tab/><text:span text:style-name="T20">&lt;!Doctype HTML PUBLIC [FPI] [URL_DTD]&gt;</text:span></text:p>
      <text:p text:style-name="P24"><text:tab/><text:tab/><text:span text:style-name="T20">Dónde:</text:span></text:p>
      <text:p text:style-name="P24"><text:tab/><text:tab/><text:tab/><text:span text:style-name="T20">FPI: (Format Public Identifier o Identificador público de formato)</text:span></text:p>
      <text:p text:style-name="P24"><text:tab/><text:tab/><text:tab/><text:span text:style-name="T20">URL_DTD: URL de la DTD que define el formato que especifica el FPI.</text:span></text:p>
      <text:p text:style-name="P25"><text:tab/><text:tab/></text:p>
      <text:p text:style-name="P25"/>
      <text:p text:style-name="P25"/>
      <text:p text:style-name="P25"/>
      <table:table table:name="Tabla1" table:style-name="Tabla1">
        <table:table-column table:style-name="Tabla1.A"/>
        <table:table-column table:style-name="Tabla1.B"/>
        <text:soft-page-break/>
        <table:table-row table:style-name="Tabla1.1">
          <table:table-cell table:style-name="Tabla1.A1" office:value-type="string">
            <text:p text:style-name="P51"><text:span text:style-name="T22">FPI</text:span><text:span text:style-name="T24"> </text:span></text:p>
          </table:table-cell>
          <table:table-cell table:style-name="Tabla1.A1" office:value-type="string">
            <text:p text:style-name="P51"><text:span text:style-name="T23">URI_DTD</text:span><text:span text:style-name="T25"> </text:span></text:p>
          </table:table-cell>
        </table:table-row>
        <table:table-row table:style-name="Tabla1.2">
          <table:table-cell table:style-name="Tabla1.A2" office:value-type="string">
            <text:p text:style-name="P52"><text:span text:style-name="T28">"-//W3C//DTD HTML 4.01//EN"</text:span><text:span text:style-name="T26"> </text:span></text:p>
          </table:table-cell>
          <table:table-cell table:style-name="Tabla1.B2" office:value-type="string">
            <text:p text:style-name="P52"><text:span text:style-name="T28">"http://www.w3.org/TR/html4/strict.dtd"</text:span><text:span text:style-name="T26"> </text:span></text:p>
          </table:table-cell>
        </table:table-row>
        <table:table-row table:style-name="Tabla1.3">
          <table:table-cell table:style-name="Tabla1.A3" office:value-type="string">
            <text:p text:style-name="P52"><text:span text:style-name="T28">"-//W3C//DTD HTML 4.01 Transitional//EN"</text:span><text:span text:style-name="T26"> </text:span></text:p>
          </table:table-cell>
          <table:table-cell table:style-name="Tabla1.B3" office:value-type="string">
            <text:p text:style-name="P52"><text:span text:style-name="T28">"http://www.w3.org/TR/1999/REC-html401-19991224/loose.dtd"</text:span><text:span text:style-name="T26"> </text:span></text:p>
          </table:table-cell>
        </table:table-row>
        <table:table-row table:style-name="Tabla1.4">
          <table:table-cell table:style-name="Tabla1.A4" office:value-type="string">
            <text:p text:style-name="P52"><text:span text:style-name="T29">"-//W3C//DTD HTML 4.01 Frameset//EN"</text:span><text:span text:style-name="T27"> </text:span></text:p>
          </table:table-cell>
          <table:table-cell table:style-name="Tabla1.B4" office:value-type="string">
            <text:p text:style-name="P52"><text:span text:style-name="T29">"</text:span><text:a xlink:type="simple" xlink:href="http://www.w3.org/TR/1999/REC" text:style-name="Internet_20_link" text:visited-style-name="Visited_20_Internet_20_Link">http://www.w3.org/TR/1999/REC</text:a><text:span text:style-name="T29">-html401-19991224/frameset.dtd"</text:span><text:span text:style-name="T30"> </text:span></text:p>
          </table:table-cell>
        </table:table-row>
        <table:table-row table:style-name="Tabla1.4">
          <table:table-cell table:style-name="Tabla1.A5" office:value-type="string">
            <text:p text:style-name="P53"/>
          </table:table-cell>
          <table:table-cell table:style-name="Tabla1.B5" office:value-type="string">
            <text:p text:style-name="P52"/>
          </table:table-cell>
        </table:table-row>
      </table:table>
      <text:p text:style-name="P27"/>
      <text:p text:style-name="P24"><text:tab/><text:tab/><text:tab/></text:p>
      <text:p text:style-name="P24"><text:tab/><text:span text:style-name="T21">Según los formatos especificados hay 3 posibilidades para HTML 4.01:</text:span></text:p>
      <text:list xml:id="list5001062337653628272" text:style-name="L5">
        <text:list-item>
          <text:p text:style-name="P63">Versión strict:</text:p>
        </text:list-item>
      </text:list>
      <text:p text:style-name="P26"><text:tab/><text:tab/><text:tab/>&lt;!DOCTYPE HTML PUBLIC</text:p>
      <text:p text:style-name="P26"><text:tab/><text:tab/><text:tab/><text:tab/>“-//W3C//DTD HTML 4.01//EN”</text:p>
      <text:p text:style-name="P26"><text:tab/><text:tab/><text:tab/><text:tab/>“<text:a xlink:type="simple" xlink:href="http://www.w3.org/TR/html4/strict.dtd" text:style-name="Internet_20_link" text:visited-style-name="Visited_20_Internet_20_Link">http://www.w3.org/TR/html4/strict.dtd</text:a>” &gt;</text:p>
      <text:p text:style-name="P26"/>
      <text:p text:style-name="P28">3.8 Componentes de un documento HTML</text:p>
      <text:p text:style-name="P28"><text:tab/>-<text:span text:style-name="T31">C</text:span>omentarios: Los comentarios en HTML son de la forma:</text:p>
      <text:p text:style-name="P28"><text:tab/><text:tab/>&lt;!--Comentario--&gt;</text:p>
      <text:p text:style-name="P28"><text:tab/><text:tab/>&lt;!--: Inicio de comentarios</text:p>
      <text:p text:style-name="P28"><text:tab/>- - &gt; : Fin de comentarios</text:p>
      <text:p text:style-name="P28"><text:tab/><text:tab/>Todas las líneas contenidas entre ambas marcas, se ignoran como código HTML.</text:p>
      <text:p text:style-name="P29"><text:tab/>-Etiquetas de HEAD</text:p>
      <text:p text:style-name="P29"><text:tab/><text:span text:style-name="T2">1. Title :</text:span></text:p>
      <text:p text:style-name="P29"><text:tab/><text:tab/>Define el título del documento , apareciendo en la barra superior del navegador. El <text:tab/><text:tab/>título <text:tab/>también se usará en los motores de búsqueda para la indexación de la página.</text:p>
      <text:p text:style-name="P30"><text:tab/><text:span text:style-name="T2">2. Meta</text:span></text:p>
      <text:p text:style-name="P29"><text:tab/><text:tab/><text:span text:style-name="T32">Se indica información sobre la página que usarán los navegadores. Mediante esta <text:tab/><text:tab/>etiqueta podemos aplicar información no visible que el navegador emplea para <text:tab/><text:tab/><text:tab/>identificar la página.</text:span></text:p>
      <text:p text:style-name="P29"/>
      <text:p text:style-name="P43"><text:soft-page-break/>Las propiedades de meta :</text:p>
      <text:list xml:id="list3282640741361284013" text:style-name="L6">
        <text:list-item>
          <text:p text:style-name="P64"><text:span text:style-name="T2">charset</text:span>: Indicael conjunto de caracteres usado.</text:p>
        </text:list-item>
      </text:list>
      <text:p text:style-name="P31"><text:tab/><text:tab/>&lt;meta charset=”valor” /&gt;</text:p>
      <text:p text:style-name="P31"><text:tab/><text:tab/>valor: utf-8, ISO-8859-1,</text:p>
      <text:list xml:id="list1678365738412324538" text:style-name="L7">
        <text:list-item>
          <text:p text:style-name="P65"><text:span text:style-name="T2">name</text:span>: indica metadatos sobre la página.</text:p>
        </text:list-item>
      </text:list>
      <text:p text:style-name="P31"><text:tab/>&lt;meta name=”valorName” content=”etiqueta”&gt;</text:p>
      <text:p text:style-name="P31"><text:tab/><text:tab/>valorName: application-name,author, description, keywords.</text:p>
      <text:p text:style-name="P31"><text:tab/><text:tab/>Etiqueta: valor que se le da a la propiedad.</text:p>
      <text:list xml:id="list2595966008143124951" text:style-name="L8">
        <text:list-item>
          <text:p text:style-name="P66"><text:span text:style-name="T2">Http-equiv:</text:span> Permite modificar el comportamiento de la cabecera.</text:p>
        </text:list-item>
      </text:list>
      <text:p text:style-name="P32"><text:tab/><text:tab/>&lt;meta http-equiv=”valorEquiv” content=”etiqueta” /&gt;</text:p>
      <text:p text:style-name="P32"><text:tab/><text:tab/>valorEquiv:</text:p>
      <text:list xml:id="list1923651795614656398" text:style-name="L9">
        <text:list-item>
          <text:p text:style-name="P67">content-type:Especifica el juego de caracteres.</text:p>
        </text:list-item>
        <text:list-item>
          <text:p text:style-name="P67">default-style: Especifica la hoja de estilos por defecto(CSS)</text:p>
        </text:list-item>
        <text:list-item>
          <text:p text:style-name="P67">refresh: Indica el timepo en sg para la recarga automática de la página.</text:p>
        </text:list-item>
      </text:list>
      <text:p text:style-name="P33">Ejemplo</text:p>
      <text:p text:style-name="P33"><text:tab/>HTML5 → &lt;mete charset=”utf-8” /&gt;</text:p>
      <text:p text:style-name="P33"><text:tab/>HTML 4.01 →&lt;meta http-equiv=”content-type” content =”text/html; charset UTF-8”/&gt;</text:p>
      <text:p text:style-name="P33"/>
      <text:p text:style-name="P46">3. Base</text:p>
      <text:p text:style-name="P34">Especifica una dirección URL para todas las direcciones relativas existentes en el documento. Sólo puede haber una etiqueta base por documento y deberá estar contenida en la sección &lt;head&gt;</text:p>
      <text:p text:style-name="P34"/>
      <text:p text:style-name="P35">Se especifica:</text:p>
      <text:p text:style-name="P35"><text:tab/>-href:Indica la dirección relativa para todos los enlaces de la página</text:p>
      <text:p text:style-name="P35"><text:tab/>-target : Indica el modo de apertura de enlaces de la página. <text:span text:style-name="T33">Los vlaores de target son:</text:span></text:p>
      <text:list xml:id="list8201425186631511068" text:style-name="L10">
        <text:list-item>
          <text:p text:style-name="P68">_<text:span text:style-name="T3">blank</text:span><text:span text:style-name="T33">: Abre el enlace en una venta o pestaña nueva.</text:span></text:p>
        </text:list-item>
        <text:list-item>
          <text:p text:style-name="P71"><text:span text:style-name="T36">_</text:span><text:span text:style-name="T37">parent:</text:span><text:span text:style-name="T35"> Abre el enlace en el documento que lo contiene.</text:span></text:p>
        </text:list-item>
        <text:list-item>
          <text:p text:style-name="P73"><text:span text:style-name="T2">_self:</text:span> Abre el enlace en el <text:s/>mismo marco que lo llama.</text:p>
        </text:list-item>
        <text:list-item>
          <text:p text:style-name="P73"><text:span text:style-name="T2">_top:</text:span> Abre el enlace en el cuerpo completo del navegador.</text:p>
        </text:list-item>
        <text:list-item>
          <text:p text:style-name="P72"><text:span text:style-name="T38">f</text:span><text:span text:style-name="T36">ramename:</text:span><text:span text:style-name="T34"> Indica el formulario que abre el enlace.</text:span></text:p>
        </text:list-item>
      </text:list>
      <text:p text:style-name="P32"><text:tab/><text:tab/></text:p>
      <text:p text:style-name="P31"><text:tab/><text:tab/></text:p>
      <text:p text:style-name="P44"><text:soft-page-break/>4. Link</text:p>
      <text:p text:style-name="P36">Define un enlace entre el documento actual y un fichero externo. Tiene los siguientes atribtos:</text:p>
      <text:p text:style-name="P31"><text:tab/>-<text:span text:style-name="T39">href : Ubicación del fichero al que se hace referencia.</text:span></text:p>
      <text:p text:style-name="P31"><text:tab/>-<text:span text:style-name="T39">ref : Especifica el tipo de fichero al que se refiere el enlace:(archives, author, icon, stylesheet)</text:span></text:p>
      <text:p text:style-name="P31"><text:tab/>-<text:span text:style-name="T39">type: Tipo de fichero al que se hace referencia: InternetMediaTypes IANA MEDIA TYPES: tex/css, text/javascript, text/html,……</text:span></text:p>
      <text:p text:style-name="P31"/>
      <text:p text:style-name="P45">5. Script</text:p>
      <text:p text:style-name="P37">Se emplea para incluir elementos escritos en un lenguaje de programación de cliente que complementa las acciones de código HTML de un documento. Se puede indicar:</text:p>
      <text:p text:style-name="P37"><text:tab/>- En línea:</text:p>
      <text:p text:style-name="P37"><text:tab/><text:tab/>&lt;script type=”text/javascript”&gt;</text:p>
      <text:p text:style-name="P37"><text:tab/><text:tab/><text:tab/>Código Javascript</text:p>
      <text:p text:style-name="P37"><text:tab/><text:tab/>&lt;/script&gt;</text:p>
      <text:p text:style-name="P37"/>
      <text:p text:style-name="P47">–-------------------------------------------3ª evaluación---------------------------------------------------</text:p>
      <text:p text:style-name="P39"/>
      <text:p text:style-name="P37"><text:tab/>- <text:span text:style-name="T41">En otro fichero:</text:span></text:p>
      <text:p text:style-name="P38"><text:tab/><text:tab/>&lt;script type=”text/javascript” <text:span text:style-name="T42">src=”fichero”</text:span>&gt;</text:p>
      <text:p text:style-name="P38"><text:tab/><text:tab/><text:tab/>Código Javascript</text:p>
      <text:p text:style-name="P38"><text:tab/><text:tab/>&lt;/script&gt;</text:p>
      <text:p text:style-name="P49"><text:tab/></text:p>
      <text:p text:style-name="P38"><text:tab/><text:span text:style-name="T43">Se utiliza para definir el estilo <text:s/>que se aplica al documenta de manera onn-line (Sin <text:tab/>especificar fichero).</text:span></text:p>
      <text:p text:style-name="P38"><text:tab/></text:p>
      <text:p text:style-name="P38"><text:tab/><text:span text:style-name="T43">&lt;style type =”text/css”&gt;</text:span></text:p>
      <text:p text:style-name="P38"><text:tab/><text:tab/><text:span text:style-name="T43">Estilos en formato CSS.</text:span></text:p>
      <text:p text:style-name="P38"><text:tab/><text:span text:style-name="T43">&lt;/style&gt;</text:span></text:p>
      <text:p text:style-name="P38"/>
      <text:p text:style-name="P40"/>
      <text:p text:style-name="P40"/>
      <text:p text:style-name="P40"/>
      <text:p text:style-name="P40"/>
      <text:p text:style-name="P48"><text:soft-page-break/><text:tab/></text:p>
      <text:p text:style-name="P40"><text:tab/>-on-line(style)</text:p>
      <text:p text:style-name="P40"><text:tab/>-off-line(&lt;link rel=”stylesheet” type =”text/css” href=”fich”&gt;</text:p>
      <text:p text:style-name="P40"><text:tab/></text:p>
      <text:p text:style-name="P48">- Con el atributo <text:span text:style-name="T44">style del objeto.</text:span></text:p>
      <text:p text:style-name="P40"><text:tab/><text:span text:style-name="T44">&lt;p style=” color:red”&gt; </text:span></text:p>
      <text:p text:style-name="P40"/>
      <text:p text:style-name="P48">-<text:span text:style-name="T44">ETIQUETAS DE BODY</text:span></text:p>
      <text:p text:style-name="P41"><text:tab/><text:span text:style-name="T51">1</text:span>) Atributos de body </text:p>
      <text:p text:style-name="P40"><text:tab/><text:span text:style-name="T44">Todos los atributos se encuentran en desuso(deprecated) y es preferible usar CSS (style)</text:span></text:p>
      <text:p text:style-name="P40"><text:tab/></text:p>
      <text:p text:style-name="P40"><text:span text:style-name="T4">1.1 Color de <text:s/>fondo </text:span><text:span text:style-name="T44">→ bgcolor</text:span></text:p>
      <text:p text:style-name="P40"><text:tab/><text:span text:style-name="T45">El color se puede especificar como:</text:span></text:p>
      <text:list xml:id="list2003249134044918353" text:style-name="L11">
        <text:list-item>
          <text:p text:style-name="P75"><text:span text:style-name="T8">&lt;NombreColor&gt; </text:span><text:span text:style-name="T13">: Especifica el nombre del color en inglés : Red , Blue, LightBlue, LightRed, DarkBLue, DarkRed, Maroon…</text:span></text:p>
          <text:p text:style-name="P74"/>
        </text:list-item>
        <text:list-item>
          <text:p text:style-name="P76"><text:span text:style-name="T8">&lt;#ValorHexacemial&gt;:</text:span><text:span text:style-name="T13"> Especifica el valor hexadecimal para los valores RGB</text:span></text:p>
        </text:list-item>
      </text:list>
      <text:p text:style-name="P40"/>
      <text:p text:style-name="P50">1.2 Imagen de fondo: background</text:p>
      <text:p text:style-name="P42"><text:tab/>Establece una imagen fija como fondo del cuerpo.</text:p>
      <text:p text:style-name="P42"/>
      <text:p text:style-name="P50">1.3 Colores de textos y enlaces</text:p>
      <text:p text:style-name="P42"><text:span text:style-name="T2"><text:tab/>- text :</text:span> Color del texto del documento.</text:p>
      <text:p text:style-name="P42"><text:span text:style-name="T2"><text:tab/>- link : </text:span>Color de los enlaces no visitados.</text:p>
      <text:p text:style-name="P42"><text:span text:style-name="T2"><text:tab/>- vlink </text:span>: Color de los enlaces ya visitados.</text:p>
      <text:p text:style-name="P78"><text:span text:style-name="T7"><text:tab/>- alink : </text:span><text:span text:style-name="T10">Color de los enlaces activos.</text:span></text:p>
      <text:p text:style-name="P78"><text:span text:style-name="T59">2</text:span><text:span text:style-name="T60">) Párrafos</text:span><text:span text:style-name="T52"><text:line-break/><text:tab/></text:span><text:span text:style-name="T55">2</text:span><text:span text:style-name="T56">.1_ párrafos: </text:span><text:span text:style-name="T52">Crea un párrafo creando una línea antes y después del párrafo. Tiene <text:tab/>un atributo para alinear (align), este puede contener center, left o right. Ejm:<text:line-break/><text:tab/>&lt;p align = “left”&gt; Bloque &lt;/p&gt;<text:line-break/><text:tab/><text:line-break/><text:tab/></text:span><text:span text:style-name="T55">2</text:span><text:span text:style-name="T56">.2_</text:span><text:span text:style-name="T50">divisiones</text:span><text:span text:style-name="T56">: </text:span><text:span text:style-name="T52">Crea un párrafo en la que puede definir la alineación de los elementos. <text:tab/>Tiene un atributo para alinear (align), este puede contener center, left o right. Ejm:<text:line-break/></text:span><text:soft-page-break/><text:span text:style-name="T52"><text:tab/>&lt;div align=”center&gt; Patata &lt;/div&gt;<text:line-break/><text:tab/><text:line-break/><text:tab/></text:span><text:span text:style-name="T55">2</text:span><text:span text:style-name="T56">.3_span</text:span><text:span text:style-name="T52">: Crea un elemento en línea que puede emplearse como un elemento dentro <text:line-break/><text:tab/>de otro contenedor. La utilidad principal es aplicar estilos diferenciados a una zona <text:tab/>concreta de un elemento.<text:line-break/></text:span></text:p>
      <text:list xml:id="list7244070458892405850" text:style-name="L12">
        <text:list-header>
          <text:p text:style-name="P77">Un elemento DIV, es similar a un elemento SPAN en el sentido de contenedores de otros elementos. <text:span text:style-name="T46">DIV, además, puede contener otros elementos como párrafos, tablas, imágenes, otros DIV, etc..<text:line-break/><text:line-break/><text:tab/></text:span><text:span text:style-name="T5">2.4</text:span><text:span text:style-name="T46">_ referencias entre elementos HTML y elementos CSS:<text:line-break/><text:tab/><text:tab/>* Mediante identificador: Elemento que define un componente de un <text:tab/><text:tab/><text:tab/>documento HTML de manera única. Es IMPORTANTE que el identificador <text:tab/><text:tab/>de un elemento sea ÚNICO.<text:line-break/><text:line-break/><text:tab/><text:tab/>En HTML:<text:line-break/><text:tab/><text:tab/><text:tab/>&lt;elemento id=”nombreId&gt; lo que sea &lt;/elemento&gt;<text:line-break/><text:tab/><text:tab/>En CSS:<text:line-break/><text:tab/><text:tab/><text:tab/>#nombreID{<text:line-break/><text:tab/><text:tab/><text:tab/><text:tab/>ElementosCSS<text:line-break/><text:tab/><text:tab/><text:tab/>}<text:line-break/><text:tab/><text:tab/>* Mediante clases: Elemento que sirve para identificar un grupo de elementos <text:tab/><text:tab/>con las mismas propiedades. Se emplea cuando un conjunto de elementos <text:tab/><text:tab/>HTML de un documento poseen las mismas cualidades.<text:line-break/><text:line-break/><text:tab/><text:tab/>En HTML:<text:line-break/><text:tab/><text:tab/><text:tab/>&lt;elemento class=”nombreClase”&gt; Bloque &lt;/elemento&gt;<text:line-break/><text:tab/><text:tab/>En CSS:<text:line-break/><text:tab/><text:tab/><text:tab/>.nombreClase{<text:line-break/><text:tab/><text:tab/><text:tab/><text:tab/>ElementosCSS<text:line-break/><text:tab/><text:tab/><text:tab/>}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59edc" officeooo:paragraph-rsid="00159ed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nguaje HTM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2:08:23.289058430</meta:creation-date>
    <dc:date>2017-03-27T14:25:17.808356593</dc:date>
    <meta:editing-duration>PT11H35M40S</meta:editing-duration>
    <meta:editing-cycles>34</meta:editing-cycles>
    <meta:generator>LibreOffice/5.1.6.2$Linux_X86_64 LibreOffice_project/10m0$Build-2</meta:generator>
    <meta:document-statistic meta:table-count="1" meta:image-count="0" meta:object-count="0" meta:page-count="9" meta:paragraph-count="200" meta:word-count="1785" meta:character-count="12022" meta:non-whitespace-character-count="10067"/>
  </office:meta>
</office:document-meta>
</file>